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***************************************************</text:span></text:p>
      <text:p text:style-name="P1"><text:span text:style-name="T1">GSM/GPRS/GPS Shield of Futura/Open-electronics</text:span></text:p>
      <text:p text:style-name="P1"/>
      <text:p text:style-name="P1"><text:span text:style-name="T1">http://www.open-electronics.org/</text:span></text:p>
      <text:p text:style-name="P1"/>
      <text:p text:style-name="P1"><text:span text:style-name="T1">http://store.open-electronics.org/index.php?route=common/home</text:span></text:p>
      <text:p text:style-name="P1"/>
      <text:p text:style-name="P1"><text:span text:style-name="T1">***************************************************</text:span></text:p>
      <text:p text:style-name="P1"/>
      <text:p text:style-name="P1"/>
      <text:p text:style-name="P1"/>
      <text:p text:style-name="P1"/>
      <text:p text:style-name="P1"/>
      <text:p text:style-name="P1"><text:span text:style-name="T1">***************************************************</text:span></text:p>
      <text:p text:style-name="P1"><text:span text:style-name="T1">For support use the issues' page on google code:</text:span></text:p>
      <text:p text:style-name="P1"/>
      <text:p text:style-name="P1"><text:span text:style-name="T1">http://code.google.com/p/gsm-shield-arduino/issues/</text:span></text:p>
      <text:p text:style-name="P1"/>
      <text:p text:style-name="P1"><text:span text:style-name="T1">or Arduino Forum</text:span></text:p>
      <text:p text:style-name="P1"/>
      <text:p text:style-name="P1"><text:span text:style-name="T1">***************************************************</text:span></text:p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1">***************************************************</text:span></text:p>
      <text:p text:style-name="P1"><text:span text:style-name="T1">Library created by:</text:span></text:p>
      <text:p text:style-name="P1"/>
      <text:p text:style-name="P1"><text:span text:style-name="T1">Marco Martines</text:span></text:p>
      <text:p text:style-name="P1"/>
      <text:p text:style-name="P1"><text:span text:style-name="T1">martines[ dot ]marco[ at ]gmail[ dot ]com</text:span></text:p>
      <text:p text:style-name="P1"><text:span text:style-name="T1">***************************************************</text:span></text:p>
      <text:p text:style-name="P1"/>
      <text:p text:style-name="P1"/>
      <text:p text:style-name="P1"/>
      <text:p text:style-name="P1"/>
      <text:p text:style-name="P1"><text:span text:style-name="T1">[1] <text:tab/>How to switch between Arduino Mega and Arduino Uno?</text:span></text:p>
      <text:p text:style-name="P1"><text:span text:style-name="T1"><text:tab/></text:span></text:p>
      <text:p text:style-name="P1"><text:span text:style-name="T1"><text:tab/>1)</text:span></text:p>
      <text:p text:style-name="P1"><text:span text:style-name="T1"><text:tab/>Open GSM.h and comment-decomment the appropriate lines like below</text:span></text:p>
      <text:p text:style-name="P1"><text:span text:style-name="T1"><text:tab/>e.g. for Arduino Mega</text:span></text:p>
      <text:p text:style-name="P1"><text:span text:style-name="T1"><text:tab/>//#define UNO</text:span></text:p>
      <text:p text:style-name="P1"><text:span text:style-name="T1"><text:tab/>#define MEGA</text:span></text:p>
      <text:p text:style-name="P1"><text:span text:style-name="T1"><text:tab/></text:span></text:p>
      <text:p text:style-name="P1"><text:span text:style-name="T1"><text:tab/>2)</text:span></text:p>
      <text:p text:style-name="P1"><text:span text:style-name="T1"><text:tab/>If you use Arduino Uno comment the line in HWSerial.h or decomment if</text:span></text:p>
      <text:p text:style-name="P1"><text:span text:style-name="T1"><text:tab/>you are using Arduino Mega</text:span></text:p>
      <text:p text:style-name="P1"><text:span text:style-name="T1"><text:tab/>e.g. for Arduino Mega</text:span></text:p>
      <text:p text:style-name="P1"><text:span text:style-name="T1"><text:tab/>#define MEGA</text:span></text:p>
      <text:p text:style-name="P1"/>
      <text:p text:style-name="P1"><text:soft-page-break/><text:span text:style-name="T1"><text:tab/>3)</text:span></text:p>
      <text:p text:style-name="P1"><text:span text:style-name="T1"><text:tab/>Save and compile</text:span></text:p>
      <text:p text:style-name="P1"/>
      <text:p text:style-name="P1"><text:span text:style-name="T1">[2]<text:tab/>How to switch between the old shield (that uses 4 and 5 pins for</text:span></text:p>
      <text:p text:style-name="P1"><text:span text:style-name="T1"><text:tab/>SoftwareSerial and the new (that used 2 and 3 pins)?</text:span></text:p>
      <text:p text:style-name="P1"/>
      <text:p text:style-name="P1"><text:span text:style-name="T1"><text:tab/>1)</text:span></text:p>
      <text:p text:style-name="P1"><text:span text:style-name="T1"><text:tab/>Open GSM.cpp and comment-decomment the appropriate lines like below</text:span></text:p>
      <text:p text:style-name="P1"><text:span text:style-name="T1"><text:tab/>e.g. for the new one</text:span></text:p>
      <text:p text:style-name="P1"/>
      <text:p text:style-name="P1"><text:span text:style-name="T1"><text:tab/>//#define _GSM_TXPIN_ 4</text:span></text:p>
      <text:p text:style-name="P1"><text:span text:style-name="T1"><text:tab/>//#define _GSM_RXPIN_ 5</text:span></text:p>
      <text:p text:style-name="P1"><text:span text:style-name="T1"><text:tab/>#define _GSM_TXPIN_ 2</text:span></text:p>
      <text:p text:style-name="P1"><text:span text:style-name="T1"><text:tab/>#define _GSM_RXPIN_ 3</text:span></text:p>
      <text:p text:style-name="P1"><text:span text:style-name="T1"><text:tab/></text:span></text:p>
      <text:p text:style-name="P1"><text:span text:style-name="T1"><text:tab/>2)</text:span></text:p>
      <text:p text:style-name="P1"><text:span text:style-name="T1"><text:tab/>Save and compile</text:span></text:p>
      <text:p text:style-name="P1"/>
      <text:p text:style-name="P1"><text:span text:style-name="T1">[3]<text:tab/>My shield doesn't work. Why?</text:span></text:p>
      <text:p text:style-name="P1"><text:span text:style-name="T1"><text:tab/></text:span></text:p>
      <text:p text:style-name="P1"><text:span text:style-name="T1"><text:tab/>Check this steps and then ask for support on the issues' page on google</text:span></text:p>
      <text:p text:style-name="P1"><text:span text:style-name="T1"><text:tab/>code.</text:span></text:p>
      <text:p text:style-name="P1"/>
      <text:p text:style-name="P1"><text:span text:style-name="T1"><text:tab/>1) <text:tab/>SIM900 and SIM908 require about 1 A during the hardest tasks.</text:span></text:p>
      <text:p text:style-name="P1"><text:span text:style-name="T1"><text:tab/><text:tab/>You should have an external power source that can provide about</text:span></text:p>
      <text:p text:style-name="P1"><text:span text:style-name="T1"><text:tab/><text:tab/>1 A at 8-12 V</text:span></text:p>
      <text:p text:style-name="P1"><text:soft-page-break/></text:p>
      <text:p text:style-name="P1"><text:span text:style-name="T1"><text:tab/>2)<text:tab/>If the SIM90X blinks (1 Hz) for some seconds and then turn off,</text:span></text:p>
      <text:p text:style-name="P1"><text:span text:style-name="T1"><text:tab/><text:tab/>probably it's a communication's problem. Check the switch/jumpers</text:span></text:p>
      <text:p text:style-name="P1"><text:span text:style-name="T1"><text:tab/><text:tab/>for Serial communication.</text:span></text:p>
      <text:p text:style-name="P1"/>
      <text:p text:style-name="P1"><text:span text:style-name="T1"><text:tab/>3)<text:tab/>Arduino Uno has 2 KB of RAM. Library takes about 80% (we are working</text:span></text:p>
      <text:p text:style-name="P1"><text:span text:style-name="T1"><text:tab/><text:tab/>to reduce it), if you use more than 20% left, Arduino can restart</text:span></text:p>
      <text:p text:style-name="P1"><text:span text:style-name="T1"><text:tab/><text:tab/>or print on serial strange string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55" meta:word-count="258" meta:character-count="1885" meta:non-whitespace-character-count="1633"/>
    <meta:generator>LibreOfficeDev/5.1.0.3$Linux_X86_64 LibreOffice_project/</meta:generator>
  </office:meta>
</office:document-meta>
</file>